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1" style:parent-style-name="Normal" style:list-style-name="LFO2" style:family="paragraph"/>
    <style:style style:name="T12" style:parent-style-name="DefaultParagraphFont" style:family="text">
      <style:text-properties style:font-name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5" style:parent-style-name="Normal" style:list-style-name="LFO3" style:family="paragraph"/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/>
    </style:style>
    <style:style style:name="P1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text-properties style:font-name="Times New Roman"/>
    </style:style>
    <style:style style:name="T2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1" style:parent-style-name="Normal" style:list-style-name="LFO4" style:family="paragraph"/>
    <style:style style:name="T22" style:parent-style-name="DefaultParagraphFont" style:family="text">
      <style:text-properties style:font-name="Times New Roman" fo:font-weight="bold" style:font-weight-asian="bold" style:font-weight-complex="bold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5" style:parent-style-name="Normal" style:list-style-name="LFO5" style:family="paragraph"/>
    <style:style style:name="T26" style:parent-style-name="DefaultParagraphFont" style:family="text">
      <style:text-properties style:font-name="Times New Roman" fo:font-weight="bold" style:font-weight-asian="bold" style:font-weight-complex="bold"/>
    </style:style>
    <style:style style:name="T27" style:parent-style-name="DefaultParagraphFont" style:family="text">
      <style:text-properties style:font-name="Times New Roman"/>
    </style:style>
    <style:style style:name="P28" style:parent-style-name="Normal" style:list-style-name="LFO5" style:family="paragraph">
      <style:text-properties style:font-name="Times New Roman"/>
    </style:style>
    <style:style style:name="P29" style:parent-style-name="Normal" style:list-style-name="LFO5" style:family="paragraph">
      <style:text-properties style:font-name="Times New Roman"/>
    </style:style>
    <style:style style:name="P30" style:parent-style-name="Normal" style:list-style-name="LFO5" style:family="paragraph"/>
    <style:style style:name="T31" style:parent-style-name="DefaultParagraphFont" style:family="text">
      <style:text-properties style:font-name="Times New Roman" fo:font-weight="bold" style:font-weight-asian="bold" style:font-weight-complex="bold"/>
    </style:style>
    <style:style style:name="T32" style:parent-style-name="DefaultParagraphFont" style:family="text">
      <style:text-properties style:font-name="Times New Roman"/>
    </style:style>
    <style:style style:name="P33" style:parent-style-name="Normal" style:list-style-name="LFO5" style:family="paragraph">
      <style:text-properties style:font-name="Times New Roman"/>
    </style:style>
    <style:style style:name="P34" style:parent-style-name="Normal" style:list-style-name="LFO5" style:family="paragraph">
      <style:text-properties style:font-name="Times New Roman"/>
    </style:style>
    <style:style style:name="P35" style:parent-style-name="Normal" style:list-style-name="LFO5" style:family="paragraph"/>
    <style:style style:name="T36" style:parent-style-name="DefaultParagraphFont" style:family="text">
      <style:text-properties style:font-name="Times New Roman" fo:font-weight="bold" style:font-weight-asian="bold" style:font-weight-complex="bold"/>
    </style:style>
    <style:style style:name="T37" style:parent-style-name="DefaultParagraphFont" style:family="text">
      <style:text-properties style:font-name="Times New Roman"/>
    </style:style>
    <style:style style:name="P38" style:parent-style-name="Normal" style:list-style-name="LFO5" style:family="paragraph">
      <style:text-properties style:font-name="Times New Roman"/>
    </style:style>
    <style:style style:name="P39" style:parent-style-name="Normal" style:list-style-name="LFO5" style:family="paragraph">
      <style:text-properties style:font-name="Times New Roman"/>
    </style:style>
    <style:style style:name="P40" style:parent-style-name="Normal" style:family="paragraph">
      <style:text-properties style:font-name="Times New Roman"/>
    </style:style>
    <style:style style:name="P41" style:parent-style-name="Normal" style:family="paragraph">
      <style:text-properties style:font-name="Times New Roman"/>
    </style:style>
    <style:style style:name="P42" style:parent-style-name="Normal" style:family="paragraph">
      <style:text-properties style:font-name="Times New Roman"/>
    </style:style>
    <style:style style:name="P43" style:parent-style-name="Normal" style:family="paragraph">
      <style:text-properties style:font-name="Times New Roman"/>
    </style:style>
    <style:style style:name="P44" style:parent-style-name="Normal" style:family="paragraph">
      <style:text-properties style:font-name="Times New Roman"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text-properties style:font-name="Times New Roman"/>
    </style:style>
    <style:style style:name="P47" style:parent-style-name="Normal" style:family="paragraph">
      <style:text-properties style:font-name="Times New Roman"/>
    </style:style>
    <style:style style:name="P48" style:parent-style-name="Normal" style:family="paragraph">
      <style:text-properties style:font-name="Times New Roman" fo:font-weight="bold" style:font-weight-asian="bold" style:font-weight-complex="bold"/>
    </style:style>
    <style:style style:name="P49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0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1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2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3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4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5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6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7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8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59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60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61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62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63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64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65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  <style:style style:name="P66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7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-0.3583in"/>
        </style:tab-stops>
      </style:paragraph-properties>
    </style:style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/>
    </style:style>
    <style:style style:name="P70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-0.3583in"/>
        </style:tab-stops>
      </style:paragraph-properties>
    </style:style>
    <style:style style:name="T71" style:parent-style-name="DefaultParagraphFont" style:family="text">
      <style:text-properties style:font-name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/>
    </style:style>
    <style:style style:name="P73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-0.3583in"/>
        </style:tab-stops>
      </style:paragraph-properties>
    </style:style>
    <style:style style:name="T74" style:parent-style-name="DefaultParagraphFont" style:family="text">
      <style:text-properties style:font-name="Times New Roman" fo:font-weight="bold" style:font-weight-asian="bold" style:font-weight-complex="bold"/>
    </style:style>
    <style:style style:name="T75" style:parent-style-name="DefaultParagraphFont" style:family="text">
      <style:text-properties style:font-name="Times New Roman"/>
    </style:style>
    <style:style style:name="P76" style:parent-style-name="Normal" style:family="paragraph">
      <style:paragraph-properties>
        <style:tab-stops>
          <style:tab-stop style:type="left" style:position="0.6416in"/>
        </style:tab-stops>
      </style:paragraph-properties>
      <style:text-properties style:font-name="Times New Roman"/>
    </style:style>
  </office:automatic-styles>
  <office:body>
    <office:text text:use-soft-page-breaks="true">
      <text:p text:style-name="P1">CONTEXT</text:p>
      <text:p text:style-name="P2">Level 0 - Context Diagram</text:p>
      <text:p text:style-name="Normal"><text:span text:style-name="T3">Entities:</text:span></text:p>
      <text:list text:style-name="LFO1" text:continue-numbering="true">
        <text:list-item>
          <text:p text:style-name="P4"><text:span text:style-name="T5">User</text:span><text:span text:style-name="T6">: The actor interacting with the system.</text:span></text:p>
        </text:list-item>
        <text:list-item>
          <text:p text:style-name="P7"><text:span text:style-name="T8">App</text:span><text:span text:style-name="T9">: The system that displays and manages the theme.</text:span></text:p>
        </text:list-item>
      </text:list>
      <text:p text:style-name="Normal"><text:span text:style-name="T10">Processes:</text:span></text:p>
      <text:list text:style-name="LFO2" text:continue-numbering="true">
        <text:list-item>
          <text:p text:style-name="P11"><text:span text:style-name="T12">Toggle Theme</text:span><text:span text:style-name="T13">: The process in which the user interacts with the theme toggle button.</text:span></text:p>
        </text:list-item>
      </text:list>
      <text:p text:style-name="Normal"><text:span text:style-name="T14">Data Stores:</text:span></text:p>
      <text:list text:style-name="LFO3" text:continue-numbering="true">
        <text:list-item>
          <text:p text:style-name="P15"><text:span text:style-name="T16">ThemeContext</text:span><text:span text:style-name="T17">: The context that stores the current theme and provides the ability to update it.</text:span></text:p>
        </text:list-item>
      </text:list>
      <text:p text:style-name="P18">Level 1 - Detailed DFD</text:p>
      <text:p text:style-name="P19">In this level, we will break down how data flows between components in the application.</text:p>
      <text:p text:style-name="Normal"><text:span text:style-name="T20">Entities:</text:span></text:p>
      <text:list text:style-name="LFO4" text:continue-numbering="true">
        <text:list-item>
          <text:p text:style-name="P21"><text:span text:style-name="T22">User</text:span><text:span text:style-name="T23">: Interacts with the UI to toggle the theme.</text:span></text:p>
        </text:list-item>
      </text:list>
      <text:p text:style-name="Normal"><text:span text:style-name="T24">Processes:</text:span></text:p>
      <text:list text:style-name="LFO5" text:continue-numbering="true">
        <text:list-item>
          <text:p text:style-name="P25"><text:span text:style-name="T26">App</text:span><text:span text:style-name="T27">:</text:span></text:p>
          <text:list text:continue-numbering="true">
            <text:list-item>
              <text:p text:style-name="P28">The main entry point for the application, where the theme context provider is used to wrap the ThemeSwitcher component.</text:p>
            </text:list-item>
            <text:list-item>
              <text:p text:style-name="P29">It passes down the ThemeContext to its child components.</text:p>
            </text:list-item>
          </text:list>
        </text:list-item>
        <text:list-item>
          <text:p text:style-name="P30"><text:span text:style-name="T31">ThemeSwitcher</text:span><text:span text:style-name="T32">:</text:span></text:p>
          <text:list text:continue-numbering="true">
            <text:list-item>
              <text:p text:style-name="P33">Reads the current theme value from the ThemeContext.</text:p>
            </text:list-item>
            <text:list-item>
              <text:p text:style-name="P34">Allows the user to toggle between "light" and "dark" themes.</text:p>
            </text:list-item>
          </text:list>
        </text:list-item>
        <text:list-item>
          <text:p text:style-name="P35"><text:span text:style-name="T36">ThemeContext.Provider</text:span><text:span text:style-name="T37">:</text:span></text:p>
          <text:list text:continue-numbering="true">
            <text:list-item>
              <text:p text:style-name="P38">Holds the current state of the theme (either "light" or "dark").</text:p>
            </text:list-item>
            <text:list-item>
              <text:p text:style-name="P39">Provides functions (setTheme) to update the theme.</text:p>
            </text:list-item>
          </text:list>
        </text:list-item>
      </text:list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soft-page-break/>
      <text:p text:style-name="P48">DFD Representation (Level 1)</text:p>
      <text:p text:style-name="P49"><text:tab/><text:s/>+--------------------------+ <text:s text:c="5"/></text:p>
      <text:p text:style-name="P50"><text:s text:c="25"/>| <text:s text:c="5"/>User <text:s text:c="9"/>| <text:s text:c="7"/></text:p>
      <text:p text:style-name="P51"><text:s text:c="25"/>| <text:s text:c="2"/>(Actor) <text:s text:c="9"/>|<text:s/></text:p>
      <text:p text:style-name="P52"><text:s text:c="18"/>+-------------------------+ <text:s text:c="3"/></text:p>
      <text:p text:style-name="P53"><text:s text:c="31"/>| <text:s/>[Click Toggle Button]<text:s/></text:p>
      <text:p text:style-name="P54"><text:s text:c="30"/>V</text:p>
      <text:p text:style-name="P55"><text:s text:c="18"/>+---------------------------+</text:p>
      <text:p text:style-name="P56"><text:s text:c="21"/>| <text:s text:c="4"/>ThemeSwitcher <text:s text:c="3"/>| <text:s text:c="4"/></text:p>
      <text:p text:style-name="P57"><text:s text:c="21"/>| <text:s/>(React Component) | <text:s/></text:p>
      <text:p text:style-name="P58"><text:s text:c="18"/>+---------------------------+</text:p>
      <text:p text:style-name="P59"><text:s text:c="33"/>| <text:s/>[Accesses theme value]</text:p>
      <text:p text:style-name="P60"><text:s text:c="32"/>V</text:p>
      <text:p text:style-name="P61"><text:s text:c="18"/>+---------------------------+</text:p>
      <text:p text:style-name="P62"><text:s text:c="20"/>| <text:s text:c="4"/>ThemeContext <text:s text:c="4"/>|</text:p>
      <text:p text:style-name="P63"><text:s text:c="20"/>| <text:s text:c="4"/>(Data Store) <text:s text:c="8"/>|</text:p>
      <text:p text:style-name="P64"><text:s text:c="18"/>+----------------------------+</text:p>
      <text:p text:style-name="P65"><text:s text:c="8"/></text:p>
      <text:p text:style-name="P66">Explanation:</text:p>
      <text:list text:style-name="LFO6" text:continue-numbering="true">
        <text:list-item>
          <text:p text:style-name="P67"><text:span text:style-name="T68">User</text:span><text:span text:style-name="T69">: The user interacts with the ThemeSwitcher component by clicking the toggle button.</text:span></text:p>
        </text:list-item>
        <text:list-item>
          <text:p text:style-name="P70"><text:span text:style-name="T71">ThemeSwitcher</text:span><text:span text:style-name="T72">: The ThemeSwitcher component gets the current theme from ThemeContext and displays it. When the user clicks the button, the theme is toggled.</text:span></text:p>
        </text:list-item>
        <text:list-item>
          <text:p text:style-name="P73"><text:span text:style-name="T74">ThemeContext</text:span><text:span text:style-name="T75">: Holds and manages the state of the current theme, which is either "light" or "dark". It provides the ability to update the state with the setTheme function.</text:span></text:p>
        </text:list-item>
      </text:list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2T01:46:00Z</meta:creation-date>
    <dc:date>2025-03-12T01:46:00Z</dc:date>
    <meta:template xlink:href="Normal" xlink:type="simple"/>
    <meta:editing-cycles>2</meta:editing-cycles>
    <meta:editing-duration>PT60S</meta:editing-duration>
    <meta:document-statistic meta:page-count="2" meta:paragraph-count="4" meta:word-count="329" meta:character-count="2206" meta:row-count="15" meta:non-whitespace-character-count="1881"/>
  </office:meta>
</office:document-meta>
</file>